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49895" officeooo:paragraph-rsid="00049895"/>
    </style:style>
    <style:style style:name="P2" style:family="paragraph" style:parent-style-name="Preformatted_20_Text" style:list-style-name="L1">
      <style:text-properties officeooo:rsid="00049895" officeooo:paragraph-rsid="00049895"/>
    </style:style>
    <style:style style:name="P3" style:family="paragraph" style:parent-style-name="Preformatted_20_Text">
      <style:text-properties officeooo:rsid="00049895" officeooo:paragraph-rsid="00056e0c"/>
    </style:style>
    <style:style style:name="P4" style:family="paragraph" style:parent-style-name="Preformatted_20_Text">
      <style:text-properties officeooo:rsid="00049895" officeooo:paragraph-rsid="0007fd23"/>
    </style:style>
    <style:style style:name="P5" style:family="paragraph" style:parent-style-name="Preformatted_20_Text">
      <style:text-properties fo:font-size="10.5pt" officeooo:rsid="00049895" officeooo:paragraph-rsid="00049895" style:font-size-asian="9.14999961853027pt" style:font-size-complex="10.5pt"/>
    </style:style>
    <style:style style:name="P6" style:family="paragraph" style:parent-style-name="Preformatted_20_Text">
      <style:text-properties fo:font-size="10.5pt" officeooo:rsid="00049895" officeooo:paragraph-rsid="00056e0c" style:font-size-asian="9.14999961853027pt" style:font-size-complex="10.5pt"/>
    </style:style>
    <style:style style:name="P7" style:family="paragraph" style:parent-style-name="Preformatted_20_Text">
      <style:text-properties fo:font-size="10.5pt" officeooo:rsid="00056e0c" officeooo:paragraph-rsid="00056e0c" style:font-size-asian="9.14999961853027pt" style:font-size-complex="10.5pt"/>
    </style:style>
    <style:style style:name="P8" style:family="paragraph" style:parent-style-name="Preformatted_20_Text">
      <style:text-properties officeooo:rsid="0007fd23" officeooo:paragraph-rsid="0007fd23"/>
    </style:style>
    <style:style style:name="P9" style:family="paragraph" style:parent-style-name="Preformatted_20_Text">
      <style:text-properties officeooo:rsid="0007fd23" officeooo:paragraph-rsid="000935a3"/>
    </style:style>
    <style:style style:name="P10" style:family="paragraph" style:parent-style-name="Preformatted_20_Text">
      <style:text-properties officeooo:rsid="0007fd23" officeooo:paragraph-rsid="000b6723"/>
    </style:style>
    <style:style style:name="P11" style:family="paragraph" style:parent-style-name="Preformatted_20_Text">
      <style:text-properties officeooo:rsid="000b6723" officeooo:paragraph-rsid="000b6723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7fd23" style:font-size-asian="12.25pt" style:font-size-complex="14pt"/>
    </style:style>
    <style:style style:name="T3" style:family="text">
      <style:text-properties officeooo:rsid="00056e0c"/>
    </style:style>
    <style:style style:name="T4" style:family="text">
      <style:text-properties fo:font-size="10.5pt" style:font-size-asian="9.14999961853027pt" style:font-size-complex="10.5pt"/>
    </style:style>
    <style:style style:name="T5" style:family="text">
      <style:text-properties fo:font-size="10.5pt" officeooo:rsid="00075183" style:font-size-asian="9.14999961853027pt" style:font-size-complex="10.5pt"/>
    </style:style>
    <style:style style:name="T6" style:family="text">
      <style:text-properties fo:font-size="10.5pt" officeooo:rsid="0007fd23" style:font-size-asian="9.14999961853027pt" style:font-size-complex="10.5pt"/>
    </style:style>
    <style:style style:name="T7" style:family="text">
      <style:text-properties fo:font-size="10.5pt" officeooo:rsid="000935a3" style:font-size-asian="9.14999961853027pt" style:font-size-complex="10.5pt"/>
    </style:style>
    <style:style style:name="T8" style:family="text">
      <style:text-properties fo:font-size="10.5pt" officeooo:rsid="000a7375" style:font-size-asian="9.14999961853027pt" style:font-size-complex="10.5pt"/>
    </style:style>
    <style:style style:name="T9" style:family="text">
      <style:text-properties fo:font-size="10.5pt" officeooo:rsid="000b6723" style:font-size-asian="9.14999961853027pt" style:font-size-complex="10.5pt"/>
    </style:style>
    <style:style style:name="T10" style:family="text">
      <style:text-properties fo:font-size="10.5pt" officeooo:rsid="000c2e36" style:font-size-asian="9.14999961853027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301 – LANGUAGE C</text:p>
      <text:p text:style-name="P1"/>
      <text:p text:style-name="P1">Environnement de prog. :</text:p>
      <text:list xml:id="list160345735" text:style-name="L1">
        <text:list-item>
          <text:p text:style-name="P2">Shell</text:p>
        </text:list-item>
        <text:list-item>
          <text:p text:style-name="P2">Editeur</text:p>
        </text:list-item>
        <text:list-item>
          <text:p text:style-name="P2">Makefile</text:p>
        </text:list-item>
        <text:list-item>
          <text:p text:style-name="P2">Git</text:p>
        </text:list-item>
        <text:list-item>
          <text:p text:style-name="P2">Debug</text:p>
        </text:list-item>
      </text:list>
      <text:p text:style-name="P1"/>
      <text:p text:style-name="P1"><text:tab/><text:span text:style-name="T1">MAKEFILE</text:span></text:p>
      <text:p text:style-name="P5"/>
      <text:p text:style-name="P5">1) Commande : make</text:p>
      <text:p text:style-name="P5">2) Fichier de config. : Makefile</text:p>
      <text:p text:style-name="P5"/>
      <text:p text:style-name="P7">bloc = cible: dep1 dep2 dep3</text:p>
      <text:p text:style-name="P7"><text:tab/><text:tab/>cmd1</text:p>
      <text:p text:style-name="P7"><text:tab/><text:tab/>cmd2</text:p>
      <text:p text:style-name="P5"/>
      <text:p text:style-name="P7">Exemple:</text:p>
      <text:p text:style-name="P6"><text:tab/>run: <text:span text:style-name="T3">exercice</text:span></text:p>
      <text:p text:style-name="P6"><text:tab/><text:tab/>./exercice</text:p>
      <text:p text:style-name="P5"><text:tab/>exercice: exercice.c</text:p>
      <text:p text:style-name="P5"><text:tab/><text:tab/>gcc exercice.c -<text:span text:style-name="T3">o</text:span> exercice -lm</text:p>
      <text:p text:style-name="P5"><text:tab/>clean:</text:p>
      <text:p text:style-name="P6"><text:tab/><text:tab/>rm -f exercice</text:p>
      <text:p text:style-name="P6"/>
      <text:p text:style-name="P6"/>
      <text:p text:style-name="P4"><text:span text:style-name="T4"><text:s/></text:span><text:span text:style-name="T1"><text:tab/></text:span><text:span text:style-name="T2">ENTREES/SORTIES</text:span></text:p>
      <text:p text:style-name="P4"><text:span text:style-name="T5">Toutes commandes unix renvoie une valeur, 0 si pas d’erreur et &gt; 0 si erreur.</text:span></text:p>
      <text:p text:style-name="P4"><text:span text:style-name="T6"/></text:p>
      <text:p text:style-name="P8"><text:span text:style-name="T4">1) Librairie</text:span></text:p>
      <text:p text:style-name="P8"><text:span text:style-name="T4"><text:tab/>#include &lt;stdio.h&gt;</text:span></text:p>
      <text:p text:style-name="P8"><text:span text:style-name="T4"/></text:p>
      <text:p text:style-name="P8"><text:span text:style-name="T4">2) Type</text:span></text:p>
      <text:p text:style-name="P8"><text:span text:style-name="T4"><text:tab/>FILE *f;</text:span></text:p>
      <text:p text:style-name="P8"><text:span text:style-name="T4"/></text:p>
      <text:p text:style-name="P8"><text:span text:style-name="T4">3) Fonctions</text:span></text:p>
      <text:p text:style-name="P9"><text:span text:style-name="T4"><text:tab/>F = fopen(«</text:span><text:span text:style-name="T7">Nombres.data», «w»); //ouverture en mode ecriture</text:span></text:p>
      <text:p text:style-name="P9"><text:span text:style-name="T7"><text:tab/>fclose(F); //fermeture</text:span></text:p>
      <text:p text:style-name="P9"><text:span text:style-name="T7"><text:tab/>fprintf(F, «bonjour\n»); //ecriture a la fin du fichier</text:span></text:p>
      <text:p text:style-name="P9"><text:span text:style-name="T4"><text:s/></text:span></text:p>
      <text:p text:style-name="P9"><text:span text:style-name="T4"><text:tab/></text:span><text:span text:style-name="T8">int A, B;</text:span></text:p>
      <text:p text:style-name="P9"><text:span text:style-name="T8"><text:tab/>A = 22; B = 58 ;</text:span></text:p>
      <text:p text:style-name="P10"><text:span text:style-name="T8"><text:tab/>fprintf(F, « il est %d heures et %d minutes, ce qui fait %d </text:span><text:span text:style-name="T9">minutes</text:span></text:p>
      <text:p text:style-name="P10"><text:span text:style-name="T9"><text:tab/><text:tab/>\n, A, B, 60*A + B) ;</text:span></text:p>
      <text:p text:style-name="P10"><text:span text:style-name="T9"/></text:p>
      <text:p text:style-name="P10"><text:span text:style-name="T9"><text:tab/></text:span><text:span text:style-name="T10">int c ;</text:span></text:p>
      <text:p text:style-name="P10"><text:span text:style-name="T9"><text:tab/></text:span><text:span text:style-name="T10">fscanf(F, «%d », &amp;c) ; //Lecture</text:span></text:p>
      <text:p text:style-name="P10"><text:span text:style-name="T9"/></text:p>
      <text:p text:style-name="P10"><text:span text:style-name="T9"><text:tab/></text:span><text:span text:style-name="T8"> <text:s/></text:span><text:span text:style-name="T9">PRINTF</text:span></text:p>
      <text:p text:style-name="P11"><text:span text:style-name="T4">char c ;</text:span></text:p>
      <text:p text:style-name="P11"><text:span text:style-name="T4">for(c=0 ; c&lt;256 ; c++)</text:span></text:p>
      <text:p text:style-name="P11"><text:span text:style-name="T4"><text:tab/>printf(«%c :%d », c , c) ; //char : ASCII char</text:span></text:p>
      <text:p text:style-name="P11"/>
      <text:p text:style-name="P11"><text:span text:style-name="T4">fprintf(stdout, «bonjour ») ; =&gt; printf(« bonjour_n ») ;</text:span></text:p>
      <text:p text:style-name="P3"><text:span text:style-name="T5"/></text:p>
      <text:p text:style-name="P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7T13:14:13.527755410</dc:date>
    <meta:editing-duration>PT27S</meta:editing-duration>
    <meta:editing-cycles>1</meta:editing-cycles>
    <meta:generator>LibreOffice/5.4.0.3$Linux_x86 LibreOffice_project/40m0$Build-3</meta:generator>
    <meta:document-statistic meta:table-count="0" meta:image-count="0" meta:object-count="0" meta:page-count="1" meta:paragraph-count="42" meta:word-count="164" meta:character-count="879" meta:non-whitespace-character-count="727"/>
  </office:meta>
</office:document-meta>
</file>